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dictionary.xml" manifest:media-type="text/xml"/>
  <manifest:file-entry manifest:full-path="Basic/Standard/document.xml" manifest:media-type="text/xml"/>
  <manifest:file-entry manifest:full-path="Basic/Standard/base___multiline_code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04:28:59.3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0T04:48:39.537000000</dc:date>
    <meta:editing-duration>PT4H3M27S</meta:editing-duration>
    <meta:editing-cycles>36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dictionar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</library:library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dictionary.xml><?xml version="1.0" encoding="utf-8"?>
<!DOCTYPE module  PUBLIC '-//OpenOffice.org//DTD OfficeDocument 1.0//EN'  'module.dtd'>
<script:module xmlns:script="http://openoffice.org/2000/script" script:name="type___dictionary" script:language="StarBasic" script:moduleType="normal">REM  *****  LibreOffice VBA  *****

Option Explicit

'
' REF : https://help.libreoffice.org/latest/ko/text/sbasic/shared/03/sf_dictionary.html
'

Sub type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